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fac" officeooo:paragraph-rsid="000c9106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36fac" officeooo:paragraph-rsid="000c910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136fac" officeooo:paragraph-rsid="000c910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7887e" officeooo:paragraph-rsid="000c910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7887e" officeooo:paragraph-rsid="000c9106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7887e" officeooo:paragraph-rsid="000c9106"/>
    </style:style>
    <style:style style:name="P7" style:family="paragraph" style:parent-style-name="Standard">
      <style:text-properties officeooo:rsid="000e6686" officeooo:paragraph-rsid="000e6686"/>
    </style:style>
    <style:style style:name="P8" style:family="paragraph" style:parent-style-name="Standard">
      <style:text-properties officeooo:rsid="00136fac" officeooo:paragraph-rsid="000c9106"/>
    </style:style>
    <style:style style:name="P9" style:family="paragraph" style:parent-style-name="Standard" style:list-style-name="L2">
      <style:text-properties officeooo:paragraph-rsid="000f27fb"/>
    </style:style>
    <style:style style:name="P10" style:family="paragraph" style:parent-style-name="Standard" style:list-style-name="L3">
      <style:text-properties officeooo:paragraph-rsid="000f27fb"/>
    </style:style>
    <style:style style:name="P11" style:family="paragraph" style:parent-style-name="Standard" style:list-style-name="L3">
      <style:text-properties officeooo:paragraph-rsid="000f7239"/>
    </style:style>
    <style:style style:name="P12" style:family="paragraph" style:parent-style-name="Standard" style:list-style-name="L3">
      <style:text-properties officeooo:rsid="000f27fb" officeooo:paragraph-rsid="000f27fb"/>
    </style:style>
    <style:style style:name="P13" style:family="paragraph" style:parent-style-name="Standard" style:list-style-name="L3">
      <style:text-properties officeooo:rsid="000f27fb" officeooo:paragraph-rsid="000f7239"/>
    </style:style>
    <style:style style:name="P14" style:family="paragraph" style:parent-style-name="Standard">
      <style:text-properties fo:color="#eeeeee" fo:font-weight="bold" officeooo:rsid="0017887e" officeooo:paragraph-rsid="000c9106" fo:background-color="#21409a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e6686" officeooo:paragraph-rsid="000e6686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e9b6e" officeooo:paragraph-rsid="000e9b6e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e9b6e" officeooo:paragraph-rsid="000f27fb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0f27fb" officeooo:paragraph-rsid="000f27fb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f27fb" officeooo:paragraph-rsid="00115a19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eeeeee" fo:font-weight="bold" officeooo:rsid="000e9b6e" officeooo:paragraph-rsid="000f27fb" fo:background-color="#21409a" style:font-weight-asian="bold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1e413" officeooo:paragraph-rsid="0011e413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26b04" officeooo:paragraph-rsid="00126b04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26b04" officeooo:paragraph-rsid="00126b04"/>
    </style:style>
    <style:style style:name="P24" style:family="paragraph" style:parent-style-name="Standard">
      <style:paragraph-properties fo:margin-left="0cm" fo:margin-right="0cm" fo:text-indent="0cm" style:auto-text-indent="false" fo:break-before="page"/>
      <style:text-properties officeooo:rsid="0011e413" officeooo:paragraph-rsid="0011e413"/>
    </style:style>
    <style:style style:name="P25" style:family="paragraph" style:parent-style-name="Text_20_body" style:list-style-name="L4"/>
    <style:style style:name="P26" style:family="paragraph" style:parent-style-name="Text_20_body" style:list-style-name="L4">
      <style:paragraph-properties fo:margin-top="0cm" fo:margin-bottom="0cm" loext:contextual-spacing="false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officeooo:rsid="00126b04" officeooo:paragraph-rsid="00126b04"/>
    </style:style>
    <style:style style:name="T1" style:family="text">
      <style:text-properties officeooo:rsid="000e9b6e"/>
    </style:style>
    <style:style style:name="T2" style:family="text">
      <style:text-properties officeooo:rsid="000f27fb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0f27fb" fo:background-color="#fff200" loext:char-shading-value="0" style:font-size-asian="10.5pt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f7239"/>
    </style:style>
    <style:style style:name="T7" style:family="text">
      <style:text-properties officeooo:rsid="00115a19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background-color="#21409a" loext:char-shading-value="0" style:font-size-asian="18pt" style:font-size-complex="18pt"/>
    </style:style>
    <style:style style:name="T10" style:family="text">
      <style:text-properties fo:font-size="18pt" fo:background-color="#21409a" loext:char-shading-value="0" style:font-size-asian="18pt" style:font-size-complex="18pt"/>
    </style:style>
    <style:style style:name="T11" style:family="text">
      <style:text-properties fo:color="#eeeeee" fo:font-size="18pt" fo:background-color="#21409a" loext:char-shading-value="0" style:font-size-asian="18pt" style:font-size-complex="18pt"/>
    </style:style>
    <style:style style:name="T12" style:family="text">
      <style:text-properties officeooo:rsid="001455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BMW réaliser une interface utilisateur web statique et adaptable</text:p>
      <text:p text:style-name="P3"/>
      <text:p text:style-name="P5">Aurélie VICTORIN – Fabrice CHAPIER</text:p>
      <text:p text:style-name="P5"/>
      <text:p text:style-name="P5"/>
      <text:p text:style-name="P4"/>
      <text:p text:style-name="P14">Le 18/07/19 :</text:p>
      <text:p text:style-name="P6"/>
      <text:p text:style-name="P1"><text:span text:style-name="T1">&gt;&gt;&gt; </text:span>Git : fournir le lien Git </text:p>
      <text:p text:style-name="P1"><text:a xlink:type="simple" xlink:href="https://github.com/AurelieVictorin/BMW.git" text:style-name="Internet_20_link" text:visited-style-name="Visited_20_Internet_20_Link">https://github.com/AurelieVictorin/BMW.git</text:a></text:p>
      <text:p text:style-name="P1"/>
      <text:p text:style-name="P7">&gt; création du répertoire BMW sous GIT <text:span text:style-name="T1">Aurélie</text:span></text:p>
      <text:p text:style-name="P7">&gt; ajout et commit des premiers fichiers : </text:p>
      <text:p text:style-name="P15">* html : index_BMW : vide,</text:p>
      <text:p text:style-name="P15">* BMW.css : vide,</text:p>
      <text:p text:style-name="P15">* brief en jpeg, brief en PSD</text:p>
      <text:p text:style-name="P15">* lexique (définitions)</text:p>
      <text:p text:style-name="P15">* méthode de travail : suivi des tâches effectuées, carnet de bord</text:p>
      <text:p text:style-name="P15">* dossier schémas (x2),</text:p>
      <text:p text:style-name="P15">* dossier Calques images (x2)</text:p>
      <text:p text:style-name="P16">&gt; Transmission du lien à Fabrice pour accéder au GIT Aurélie</text:p>
      <text:p text:style-name="P16"/>
      <text:p text:style-name="P17">&gt;&gt;&gt; Schéma HTML maquette Desktop : sur papier manuellement, </text:p>
      <text:p text:style-name="P17"/>
      <text:p text:style-name="P20"><text:span text:style-name="T2">Le 19/07/19</text:span></text:p>
      <text:p text:style-name="P17"><text:span text:style-name="T2">Aurélie : </text:span></text:p>
      <text:p text:style-name="P17"><text:span text:style-name="T2">&gt; </text:span>remis<text:span text:style-name="T2">e</text:span> au propre <text:span text:style-name="T2">HTML Maquette Desktop</text:span></text:p>
      <text:p text:style-name="P19">&gt; Recherche sur MailChimp et inscription </text:p>
      <text:p text:style-name="P19"><text:span text:style-name="T7">lien : https://mailchimp.com/fr/help/getting-started-with-mailchimp/</text:span></text:p>
      <text:p text:style-name="P17"/>
      <text:p text:style-name="P18">Fabrice : </text:p>
      <text:p text:style-name="P18">&gt; récupération des images en PNG</text:p>
      <text:p text:style-name="P18">&gt; suppression de l’opacité de certaines images (balance des blancs)</text:p>
      <text:p text:style-name="P18">&gt; Réception des polices de caractères par blocs <text:span text:style-name="T12">(PDF Cindy du </text:span><text:s/><text:span text:style-name="T12">19/07) </text:span>+ enregistrement dans le dossier BMW</text:p>
      <text:p text:style-name="P18">&gt; Recherche sous Google fonts des polices : LATO et PLAYFAIR Display.</text:p>
      <text:list xml:id="list747654545" text:style-name="L2">
        <text:list-item>
          <text:p text:style-name="P9"><text:span text:style-name="T4">LATO</text:span><text:span text:style-name="T2"> : </text:span></text:p>
          <text:list>
            <text:list-item>
              <text:p text:style-name="P9"><text:span text:style-name="T2">HTML : &lt;link href="https://fonts.googleapis.com/css?family=Lato&amp;display=swap" rel="stylesheet"&gt;</text:span></text:p>
            </text:list-item>
          </text:list>
        </text:list-item>
      </text:list>
      <text:list xml:id="list3663030109" text:style-name="L3">
        <text:list-item>
          <text:list>
            <text:list-item>
              <text:p text:style-name="P10"><text:span text:style-name="T2">CSS : <text:s/></text:span>font-family: 'Lato', sans-serif;</text:p>
            </text:list-item>
          </text:list>
        </text:list-item>
        <text:list-item>
          <text:p text:style-name="P12"><text:span text:style-name="T5">Playfair Display </text:span>:</text:p>
          <text:list>
            <text:list-item>
              <text:p text:style-name="P13">HTML : <text:s/>&lt;link href="https://fonts.googleapis.com/css?family=Playfair+Display&amp;display=swap" rel="stylesheet"&gt;</text:p>
            </text:list-item>
            <text:list-item>
              <text:p text:style-name="P11"><text:span text:style-name="T6">CSS : </text:span>font-family: 'Playfair Display', serif;</text:p>
            </text:list-item>
          </text:list>
        </text:list-item>
      </text:list>
      <text:p text:style-name="P18">Aurélie et Fabrice : </text:p>
      <text:p text:style-name="P18">&gt; Discussion pour la mise en page responsive : deux colonnes en UNE sur petits écrans.</text:p>
      <text:p text:style-name="P21">&gt; mise à jour GIT</text:p>
      <text:p text:style-name="P24"/>
      <text:p text:style-name="P23"><text:span text:style-name="T11">Mailchimp </text:span>: </text:p>
      <text:h text:style-name="P27" text:outline-level="2"><text:span text:style-name="T12">A lire : </text:span>Feuille de route de tâche </text:h>
      <text:p text:style-name="Text_20_body">Voici un aperçu des tâches que nous aborderons dans cet article.</text:p>
      <text:list xml:id="list3771290069" text:style-name="L4">
        <text:list-item>
          <text:p text:style-name="P26"><text:a xlink:type="simple" xlink:href="https://mailchimp.com/fr/help/getting-started-with-mailchimp/#Configurer_votre_compte" text:style-name="Internet_20_link" text:visited-style-name="Visited_20_Internet_20_Link">Configurer un compte</text:a> </text:p>
        </text:list-item>
        <text:list-item>
          <text:p text:style-name="P26"><text:a xlink:type="simple" xlink:href="https://mailchimp.com/fr/help/getting-started-with-mailchimp/#Configurer_une_liste" text:style-name="Internet_20_link" text:visited-style-name="Visited_20_Internet_20_Link">Travailler avec une liste</text:a> </text:p>
        </text:list-item>
        <text:list-item>
          <text:p text:style-name="P26"><text:a xlink:type="simple" xlink:href="https://mailchimp.com/fr/help/getting-started-with-mailchimp/#Personnaliser_votre_formulaire_d%27inscription" text:style-name="Internet_20_link" text:visited-style-name="Visited_20_Internet_20_Link">Personnaliser un formulaire d'inscription</text:a> </text:p>
        </text:list-item>
        <text:list-item>
          <text:p text:style-name="P26"><text:a xlink:type="simple" xlink:href="https://mailchimp.com/fr/help/getting-started-with-mailchimp/#Créer_une Campaign %28campagne%29" text:style-name="Internet_20_link" text:visited-style-name="Visited_20_Internet_20_Link">Créer une campagne</text:a> </text:p>
        </text:list-item>
        <text:list-item>
          <text:p text:style-name="P26"><text:a xlink:type="simple" xlink:href="https://mailchimp.com/fr/help/getting-started-with-mailchimp/#Afficher vos rapports_de_campagnes" text:style-name="Internet_20_link" text:visited-style-name="Visited_20_Internet_20_Link">Consulter les rapports de campagne</text:a> </text:p>
        </text:list-item>
        <text:list-item>
          <text:p text:style-name="P25"><text:a xlink:type="simple" xlink:href="https://mailchimp.com/fr/help/getting-started-with-mailchimp/#Étapes_Suivantes" text:style-name="Internet_20_link" text:visited-style-name="Visited_20_Internet_20_Link">Consulter les fonctionnalités optionnelles avancées</text:a> 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7:16:02.574021980</meta:creation-date>
    <dc:date>2019-07-19T16:52:38.887812578</dc:date>
    <meta:editing-duration>PT25M2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78" meta:character-count="1818" meta:non-whitespace-character-count="1576"/>
  </office:meta>
</office:document-meta>
</file>